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3.0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4</text:p>
          </table:table-cell>
          <table:table-cell office:value-type="string">
            <text:p>Cartorhynchus</text:p>
          </table:table-cell>
          <table:table-cell office:value-type="string">
            <text:p>Sudden Diversificatio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0</text:p>
          </table:table-cell>
          <table:table-cell office:value-type="string">
            <text:p>Deinotherium</text:p>
          </table:table-cell>
          <table:table-cell office:value-type="string">
            <text:p>Never Forge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 Se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ephant's Trunk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frican 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9</text:p>
          </table:table-cell>
          <table:table-cell office:value-type="string">
            <text:p>Diictodon</text:p>
          </table:table-cell>
          <table:table-cell office:value-type="string">
            <text:p>Burrow Steal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0</text:p>
          </table:table-cell>
          <table:table-cell office:value-type="string">
            <text:p>Heracles Inexpectatus</text:p>
          </table:table-cell>
          <table:table-cell office:value-type="string">
            <text:p>Unexpected Hero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The Roman Emp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0</text:p>
          </table:table-cell>
          <table:table-cell office:value-type="string">
            <text:p>Josephoartigasia</text:p>
          </table:table-cell>
          <table:table-cell office:value-type="string">
            <text:p>Enormous Rode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oing Undergrou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7</text:p>
          </table:table-cell>
          <table:table-cell office:value-type="string">
            <text:p>Pakicetus</text:p>
          </table:table-cell>
          <table:table-cell office:value-type="string">
            <text:p>The First Wha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8</text:p>
          </table:table-cell>
          <table:table-cell office:value-type="string">
            <text:p>Protictitherium</text:p>
          </table:table-cell>
          <table:table-cell office:value-type="string">
            <text:p>First Striking Beas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2</text:p>
          </table:table-cell>
          <table:table-cell office:value-type="string">
            <text:p>Smilodon</text:p>
          </table:table-cell>
          <table:table-cell office:value-type="string">
            <text:p>Pounce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7</text:p>
          </table:table-cell>
          <table:table-cell office:value-type="string">
            <text:p>Waimanu</text:p>
          </table:table-cell>
          <table:table-cell office:value-type="string">
            <text:p>Water Bir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5</text:p>
          </table:table-cell>
          <table:table-cell office:value-type="string">
            <text:p>Big Al</text:p>
          </table:table-cell>
          <table:table-cell office:value-type="string">
            <text:p>Keep it Togeth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8</text:p>
          </table:table-cell>
          <table:table-cell office:value-type="string">
            <text:p>Qianzhousaurus</text:p>
          </table:table-cell>
          <table:table-cell office:value-type="string">
            <text:p>Pinocchio Rex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iction and Fanta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Pinocch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3</text:p>
          </table:table-cell>
          <table:table-cell office:value-type="string">
            <text:p>Ammon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cost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5</text:p>
          </table:table-cell>
          <table:table-cell office:value-type="string">
            <text:p>Woodward's Eagle</text:p>
          </table:table-cell>
          <table:table-cell office:value-type="string">
            <text:p>Open Habita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0</text:p>
          </table:table-cell>
          <table:table-cell office:value-type="string">
            <text:p>Benjamin Franklin Mudge</text:p>
          </table:table-cell>
          <table:table-cell office:value-type="string">
            <text:p>Field Note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Al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8</text:p>
          </table:table-cell>
          <table:table-cell office:value-type="string">
            <text:p>Edwin H. Colbert</text:p>
          </table:table-cell>
          <table:table-cell office:value-type="string">
            <text:p>Fossil Hau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Coeloph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orgia O'Keef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3</text:p>
          </table:table-cell>
          <table:table-cell office:value-type="string">
            <text:p>Georges Cuvier</text:p>
          </table:table-cell>
          <table:table-cell office:value-type="string">
            <text:p>Catastrophism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1</text:p>
          </table:table-cell>
          <table:table-cell office:value-type="string">
            <text:p>Gideon Mantell</text:p>
          </table:table-cell>
          <table:table-cell office:value-type="string">
            <text:p>Iguana-Saurus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Iguan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5</text:p>
          </table:table-cell>
          <table:table-cell office:value-type="string">
            <text:p>Henry De La Beche</text:p>
          </table:table-cell>
          <table:table-cell office:value-type="string">
            <text:p>High (Palaeontographical) Society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9</text:p>
          </table:table-cell>
          <table:table-cell office:value-type="string">
            <text:p>James Hall</text:p>
          </table:table-cell>
          <table:table-cell office:value-type="string">
            <text:p>Paleological Influence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4</text:p>
          </table:table-cell>
          <table:table-cell office:value-type="string">
            <text:p>Joseph Leidy</text:p>
          </table:table-cell>
          <table:table-cell office:value-type="string">
            <text:p>Total Fossil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Hadr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1</text:p>
          </table:table-cell>
          <table:table-cell office:value-type="string">
            <text:p>Mary Anning</text:p>
          </table:table-cell>
          <table:table-cell office:value-type="string">
            <text:p>Fossilis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6</text:p>
          </table:table-cell>
          <table:table-cell office:value-type="string">
            <text:p>Othniel Charles Marsh</text:p>
          </table:table-cell>
          <table:table-cell office:value-type="string">
            <text:p>The War Wages On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dward Drinker 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13</text:p>
          </table:table-cell>
          <table:table-cell office:value-type="string">
            <text:p>Patricia Vickers-Rich</text:p>
          </table:table-cell>
          <table:table-cell office:value-type="string">
            <text:p>Big Birds!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2</text:p>
          </table:table-cell>
          <table:table-cell office:value-type="string">
            <text:p>William Buckland</text:p>
          </table:table-cell>
          <table:table-cell office:value-type="string">
            <text:p>Full Account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Megalo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5</text:p>
          </table:table-cell>
          <table:table-cell office:value-type="string">
            <text:p>Denny</text:p>
          </table:table-cell>
          <table:table-cell office:value-type="string">
            <text:p>Interspecie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both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7</text:p>
          </table:table-cell>
          <table:table-cell office:value-type="string">
            <text:p>Flores Man</text:p>
          </table:table-cell>
          <table:table-cell office:value-type="string">
            <text:p>Nearly Comple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1</text:p>
          </table:table-cell>
          <table:table-cell office:value-type="string">
            <text:p>Homo Ergaster</text:p>
          </table:table-cell>
          <table:table-cell office:value-type="string">
            <text:p>Working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ngenious Inven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4</text:p>
          </table:table-cell>
          <table:table-cell office:value-type="string">
            <text:p>Homo Habilis</text:p>
          </table:table-cell>
          <table:table-cell office:value-type="string">
            <text:p>Handy Ma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9</text:p>
          </table:table-cell>
          <table:table-cell office:value-type="string">
            <text:p>Homo Heidelbergensis</text:p>
          </table:table-cell>
          <table:table-cell office:value-type="string">
            <text:p>Getting B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Stone Too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5</text:p>
          </table:table-cell>
          <table:table-cell office:value-type="string">
            <text:p>Homo Sapiens</text:p>
          </table:table-cell>
          <table:table-cell office:value-type="string">
            <text:p>The Human Condition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2</text:p>
          </table:table-cell>
          <table:table-cell office:value-type="string">
            <text:p>Java Man</text:p>
          </table:table-cell>
          <table:table-cell office:value-type="string">
            <text:p>The Missing Link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rilliant Human Bod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8</text:p>
          </table:table-cell>
          <table:table-cell office:value-type="string">
            <text:p>Little Foot</text:p>
          </table:table-cell>
          <table:table-cell office:value-type="string">
            <text:p>Lovable Littlefoot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2</text:p>
          </table:table-cell>
          <table:table-cell office:value-type="string">
            <text:p>Lucy</text:p>
          </table:table-cell>
          <table:table-cell office:value-type="string">
            <text:p>Lucy in the Sky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Beetl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6</text:p>
          </table:table-cell>
          <table:table-cell office:value-type="string">
            <text:p>Missing Link</text:p>
          </table:table-cell>
          <table:table-cell office:value-type="string">
            <text:p>Hypothetical Intermediate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6</text:p>
          </table:table-cell>
          <table:table-cell office:value-type="string">
            <text:p>Camelops</text:p>
          </table:table-cell>
          <table:table-cell office:value-type="string">
            <text:p>Hump D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0</text:p>
          </table:table-cell>
          <table:table-cell office:value-type="string">
            <text:p>Castoroides</text:p>
          </table:table-cell>
          <table:table-cell office:value-type="string">
            <text:p>Extended Underwater Activit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9</text:p>
          </table:table-cell>
          <table:table-cell office:value-type="string">
            <text:p>Cave Bear</text:p>
          </table:table-cell>
          <table:table-cell office:value-type="string">
            <text:p>Hiding Ou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Natural Monument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3</text:p>
          </table:table-cell>
          <table:table-cell office:value-type="string">
            <text:p>Celebochoerus</text:p>
          </table:table-cell>
          <table:table-cell office:value-type="string">
            <text:p>Celeb Gossip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2</text:p>
          </table:table-cell>
          <table:table-cell office:value-type="string">
            <text:p>Ceratogaulus</text:p>
          </table:table-cell>
          <table:table-cell office:value-type="string">
            <text:p>Horned Defens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1</text:p>
          </table:table-cell>
          <table:table-cell office:value-type="string">
            <text:p>Columbian Mammoth</text:p>
          </table:table-cell>
          <table:table-cell office:value-type="string">
            <text:p>Mammoth Mammoth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40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6</text:p>
          </table:table-cell>
          <table:table-cell office:value-type="string">
            <text:p>Cronopio</text:p>
          </table:table-cell>
          <table:table-cell office:value-type="string">
            <text:p>Gone Nutty!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Woolly Mamm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mil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Mega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7</text:p>
          </table:table-cell>
          <table:table-cell office:value-type="string">
            <text:p>Doedicurus</text:p>
          </table:table-cell>
          <table:table-cell office:value-type="string">
            <text:p>Shell to Pa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lyptod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iant Armadill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7</text:p>
          </table:table-cell>
          <table:table-cell office:value-type="string">
            <text:p>Hagerman Horse</text:p>
          </table:table-cell>
          <table:table-cell office:value-type="string">
            <text:p>Quarry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5</text:p>
          </table:table-cell>
          <table:table-cell office:value-type="string">
            <text:p>Kyptoceras</text:p>
          </table:table-cell>
          <table:table-cell office:value-type="string">
            <text:p>Kypton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His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4</text:p>
          </table:table-cell>
          <table:table-cell office:value-type="string">
            <text:p>Macrauchenia</text:p>
          </table:table-cell>
          <table:table-cell office:value-type="string">
            <text:p>Llama Dram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0</text:p>
          </table:table-cell>
          <table:table-cell office:value-type="string">
            <text:p>Megaloceros</text:p>
          </table:table-cell>
          <table:table-cell office:value-type="string">
            <text:p>Great Horn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jallar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2</text:p>
          </table:table-cell>
          <table:table-cell office:value-type="string">
            <text:p>Megalonyx</text:p>
          </table:table-cell>
          <table:table-cell office:value-type="string">
            <text:p>Jefferson's Bones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eclaration of Indepen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2</text:p>
          </table:table-cell>
          <table:table-cell office:value-type="string">
            <text:p>Short-faced Bear</text:p>
          </table:table-cell>
          <table:table-cell office:value-type="string">
            <text:p>Role Rev-Ursa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string">
            <text:p>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1</text:p>
          </table:table-cell>
          <table:table-cell office:value-type="string">
            <text:p>Sinomegaceros</text:p>
          </table:table-cell>
          <table:table-cell office:value-type="string">
            <text:p>Giant Deer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Megalocero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9</text:p>
          </table:table-cell>
          <table:table-cell office:value-type="string">
            <text:p>Straight-Tusked Elephant</text:p>
          </table:table-cell>
          <table:table-cell office:value-type="string">
            <text:p>Straight-Forward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4</text:p>
          </table:table-cell>
          <table:table-cell office:value-type="string">
            <text:p>Tasmanian Emu</text:p>
          </table:table-cell>
          <table:table-cell office:value-type="string">
            <text:p>Tas-Team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asmanian D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18</text:p>
          </table:table-cell>
          <table:table-cell office:value-type="string">
            <text:p>Thylacoleo</text:p>
          </table:table-cell>
          <table:table-cell office:value-type="string">
            <text:p>Wounding Bit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3</text:p>
          </table:table-cell>
          <table:table-cell office:value-type="string">
            <text:p>Woolly Rhino</text:p>
          </table:table-cell>
          <table:table-cell office:value-type="string">
            <text:p>Crash Te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2</text:p>
          </table:table-cell>
          <table:table-cell office:value-type="string">
            <text:p>Flaming Cliffs</text:p>
          </table:table-cell>
          <table:table-cell office:value-type="string">
            <text:p>Important Findings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played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9</text:p>
          </table:table-cell>
          <table:table-cell office:value-type="string">
            <text:p>Garden of Ediacara</text:p>
          </table:table-cell>
          <table:table-cell office:value-type="string">
            <text:p>Evolutionary Radi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2</text:p>
          </table:table-cell>
          <table:table-cell office:value-type="string">
            <text:p>Lepidodendron</text:p>
          </table:table-cell>
          <table:table-cell office:value-type="string">
            <text:p>Serpent Tre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Comm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Tremendous 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9</text:p>
          </table:table-cell>
          <table:table-cell office:value-type="string">
            <text:p>Archelon</text:p>
          </table:table-cell>
          <table:table-cell office:value-type="string">
            <text:p>Southward Migra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6</text:p>
          </table:table-cell>
          <table:table-cell office:value-type="string">
            <text:p>Attenborosaurus</text:p>
          </table:table-cell>
          <table:table-cell office:value-type="string">
            <text:p>A True Natur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5</text:p>
          </table:table-cell>
          <table:table-cell office:value-type="string">
            <text:p>Basilosaurus</text:p>
          </table:table-cell>
          <table:table-cell office:value-type="string">
            <text:p>Strike From the Dee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7</text:p>
          </table:table-cell>
          <table:table-cell office:value-type="string">
            <text:p>Brachypterygius</text:p>
          </table:table-cell>
          <table:table-cell office:value-type="string">
            <text:p>Wide Padd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4</text:p>
          </table:table-cell>
          <table:table-cell office:value-type="string">
            <text:p>Cymbospondylus</text:p>
          </table:table-cell>
          <table:table-cell office:value-type="string">
            <text:p>Not a Flu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0</text:p>
          </table:table-cell>
          <table:table-cell office:value-type="string">
            <text:p>Dakosaurus</text:p>
          </table:table-cell>
          <table:table-cell office:value-type="string">
            <text:p>Dak to the Futur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1</text:p>
          </table:table-cell>
          <table:table-cell office:value-type="string">
            <text:p>Dipterus</text:p>
          </table:table-cell>
          <table:table-cell office:value-type="string">
            <text:p>Lungish Out Of Wat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2</text:p>
          </table:table-cell>
          <table:table-cell office:value-type="string">
            <text:p>Edestus</text:p>
          </table:table-cell>
          <table:table-cell office:value-type="string">
            <text:p>Scissortooth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1</text:p>
          </table:table-cell>
          <table:table-cell office:value-type="string">
            <text:p>Elasmosaurus</text:p>
          </table:table-cell>
          <table:table-cell office:value-type="string">
            <text:p>Cope-ing Mechanis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8</text:p>
          </table:table-cell>
          <table:table-cell office:value-type="string">
            <text:p>Eretmorhipis</text:p>
          </table:table-cell>
          <table:table-cell office:value-type="string">
            <text:p>Oar F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iding the Wave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1</text:p>
          </table:table-cell>
          <table:table-cell office:value-type="string">
            <text:p>Eurhinosaurus</text:p>
          </table:table-cell>
          <table:table-cell office:value-type="string">
            <text:p>You, Rhino, Saw Us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Black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0</text:p>
          </table:table-cell>
          <table:table-cell office:value-type="string">
            <text:p>Eurypterus</text:p>
          </table:table-cell>
          <table:table-cell office:value-type="string">
            <text:p>Scorpion Ascendant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4</text:p>
          </table:table-cell>
          <table:table-cell office:value-type="string">
            <text:p>Eusthenopteron</text:p>
          </table:table-cell>
          <table:table-cell office:value-type="string">
            <text:p>Lobe-Finned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3</text:p>
          </table:table-cell>
          <table:table-cell office:value-type="string">
            <text:p>Galagadon</text:p>
          </table:table-cell>
          <table:table-cell office:value-type="string">
            <text:p>Mopping Shmu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5</text:p>
          </table:table-cell>
          <table:table-cell office:value-type="string">
            <text:p>Gavialinum</text:p>
          </table:table-cell>
          <table:table-cell office:value-type="string">
            <text:p>Teeth on Edg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7</text:p>
          </table:table-cell>
          <table:table-cell office:value-type="string">
            <text:p>Helicoprion</text:p>
          </table:table-cell>
          <table:table-cell office:value-type="string">
            <text:p>Into the Jaws of Defeat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3</text:p>
          </table:table-cell>
          <table:table-cell office:value-type="string">
            <text:p>Hurdia</text:p>
          </table:table-cell>
          <table:table-cell office:value-type="string">
            <text:p>Rake-Lik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urious Cuisine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3</text:p>
          </table:table-cell>
          <table:table-cell office:value-type="string">
            <text:p>Kronosaurus</text:p>
          </table:table-cell>
          <table:table-cell office:value-type="string">
            <text:p>Lizard of Krono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1</text:p>
          </table:table-cell>
          <table:table-cell office:value-type="string">
            <text:p>Liopleurodon</text:p>
          </table:table-cell>
          <table:table-cell office:value-type="string">
            <text:p>Deep Troubl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8</text:p>
          </table:table-cell>
          <table:table-cell office:value-type="string">
            <text:p>Livyatan Melvillei</text:p>
          </table:table-cell>
          <table:table-cell office:value-type="string">
            <text:p>Whale of a Tim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Or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4</text:p>
          </table:table-cell>
          <table:table-cell office:value-type="string">
            <text:p>Marrella</text:p>
          </table:table-cell>
          <table:table-cell office:value-type="string">
            <text:p>Active Swimm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9</text:p>
          </table:table-cell>
          <table:table-cell office:value-type="string">
            <text:p>Mawsonia</text:p>
          </table:table-cell>
          <table:table-cell office:value-type="string">
            <text:p>Maw Power!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7</text:p>
          </table:table-cell>
          <table:table-cell office:value-type="string">
            <text:p>Nothosaurus</text:p>
          </table:table-cell>
          <table:table-cell office:value-type="string">
            <text:p>Seal the Dea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5</text:p>
          </table:table-cell>
          <table:table-cell office:value-type="string">
            <text:p>Pachyrhachis</text:p>
          </table:table-cell>
          <table:table-cell office:value-type="string">
            <text:p>Snakes and Lizards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Venomous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2</text:p>
          </table:table-cell>
          <table:table-cell office:value-type="string">
            <text:p>Placodus</text:p>
          </table:table-cell>
          <table:table-cell office:value-type="string">
            <text:p>Placat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9</text:p>
          </table:table-cell>
          <table:table-cell office:value-type="string">
            <text:p>Pleiosaurus</text:p>
          </table:table-cell>
          <table:table-cell office:value-type="string">
            <text:p>Early Swim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8</text:p>
          </table:table-cell>
          <table:table-cell office:value-type="string">
            <text:p>Pliosaurus</text:p>
          </table:table-cell>
          <table:table-cell office:value-type="string">
            <text:p>Pli Your Trad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2</text:p>
          </table:table-cell>
          <table:table-cell office:value-type="string">
            <text:p>Protosphyraena</text:p>
          </table:table-cell>
          <table:table-cell office:value-type="string">
            <text:p>Early Barracud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7</text:p>
          </table:table-cell>
          <table:table-cell office:value-type="string">
            <text:p>Saber-Toothed Salmon</text:p>
          </table:table-cell>
          <table:table-cell office:value-type="string">
            <text:p>Toothy Territory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60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3</text:p>
          </table:table-cell>
          <table:table-cell office:value-type="string">
            <text:p>Sacabambaspis</text:p>
          </table:table-cell>
          <table:table-cell office:value-type="string">
            <text:p>Surprise Fac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istory of the Internet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4</text:p>
          </table:table-cell>
          <table:table-cell office:value-type="string">
            <text:p>Shastasaurus</text:p>
          </table:table-cell>
          <table:table-cell office:value-type="string">
            <text:p>Reptile Wrangler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06</text:p>
          </table:table-cell>
          <table:table-cell office:value-type="string">
            <text:p>Styxosaurus</text:p>
          </table:table-cell>
          <table:table-cell office:value-type="string">
            <text:p>Styx it to the Ma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Had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6</text:p>
          </table:table-cell>
          <table:table-cell office:value-type="string">
            <text:p>Thalattoarchon</text:p>
          </table:table-cell>
          <table:table-cell office:value-type="string">
            <text:p>Sovereign of the Sea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6</text:p>
          </table:table-cell>
          <table:table-cell office:value-type="string">
            <text:p>Tiktaalik</text:p>
          </table:table-cell>
          <table:table-cell office:value-type="string">
            <text:p>It Started Out With a Fish...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uman Evol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2</text:p>
          </table:table-cell>
          <table:table-cell office:value-type="string">
            <text:p>Tylosaurus</text:p>
          </table:table-cell>
          <table:table-cell office:value-type="string">
            <text:p>No Escap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24</text:p>
          </table:table-cell>
          <table:table-cell office:value-type="string">
            <text:p>Wahlisaurus</text:p>
          </table:table-cell>
          <table:table-cell office:value-type="string">
            <text:p>Wahl to Wahl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0</text:p>
          </table:table-cell>
          <table:table-cell office:value-type="string">
            <text:p>Caudipteryx</text:p>
          </table:table-cell>
          <table:table-cell office:value-type="string">
            <text:p>Shake Your Tail 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ac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3</text:p>
          </table:table-cell>
          <table:table-cell office:value-type="string">
            <text:p>Citipati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3</text:p>
          </table:table-cell>
          <table:table-cell office:value-type="string">
            <text:p>Deinocheirus</text:p>
          </table:table-cell>
          <table:table-cell office:value-type="string">
            <text:p>Armed and Dangerou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2</text:p>
          </table:table-cell>
          <table:table-cell office:value-type="string">
            <text:p>Dracorex</text:p>
          </table:table-cell>
          <table:table-cell office:value-type="string">
            <text:p>Reptilium Leviosa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4</text:p>
          </table:table-cell>
          <table:table-cell office:value-type="string">
            <text:p>Entelodont</text:p>
          </table:table-cell>
          <table:table-cell office:value-type="string">
            <text:p>Pig Ou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Peccary H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2</text:p>
          </table:table-cell>
          <table:table-cell office:value-type="string">
            <text:p>Gallimimus</text:p>
          </table:table-cell>
          <table:table-cell office:value-type="string">
            <text:p>Chicken Mimic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French H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4</text:p>
          </table:table-cell>
          <table:table-cell office:value-type="string">
            <text:p>Gigantoraptor</text:p>
          </table:table-cell>
          <table:table-cell office:value-type="string">
            <text:p>Raptor-ous Applaus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8</text:p>
          </table:table-cell>
          <table:table-cell office:value-type="string">
            <text:p>Heterodontosaurus</text:p>
          </table:table-cell>
          <table:table-cell office:value-type="string">
            <text:p>The Whole Tooth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7</text:p>
          </table:table-cell>
          <table:table-cell office:value-type="string">
            <text:p>Hypsilophodon</text:p>
          </table:table-cell>
          <table:table-cell office:value-type="string">
            <text:p>Hyp to be Square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ioneers of Scie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1</text:p>
          </table:table-cell>
          <table:table-cell office:value-type="string">
            <text:p>Massospondyl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3</text:p>
          </table:table-cell>
          <table:table-cell office:value-type="string">
            <text:p>Microvenator</text:p>
          </table:table-cell>
          <table:table-cell office:value-type="string">
            <text:p>Dental Pla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Deinonyc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1</text:p>
          </table:table-cell>
          <table:table-cell office:value-type="string">
            <text:p>Mononykus</text:p>
          </table:table-cell>
          <table:table-cell office:value-type="string">
            <text:p>POKE!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9</text:p>
          </table:table-cell>
          <table:table-cell office:value-type="string">
            <text:p>Ornitho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2</text:p>
          </table:table-cell>
          <table:table-cell office:value-type="string">
            <text:p>Oviraptor</text:p>
          </table:table-cell>
          <table:table-cell office:value-type="string">
            <text:p>Wrongly Accus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nosaur Eg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7</text:p>
          </table:table-cell>
          <table:table-cell office:value-type="string">
            <text:p>Pelecanimim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9</text:p>
          </table:table-cell>
          <table:table-cell office:value-type="string">
            <text:p>Plateosaurus</text:p>
          </table:table-cell>
          <table:table-cell office:value-type="string">
            <text:p>Broad Appeal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6</text:p>
          </table:table-cell>
          <table:table-cell office:value-type="string">
            <text:p>Struthiomimus</text:p>
          </table:table-cell>
          <table:table-cell office:value-type="string">
            <text:p>Bird Brained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4</text:p>
          </table:table-cell>
          <table:table-cell office:value-type="string">
            <text:p>Tianyulong</text:p>
          </table:table-cell>
          <table:table-cell office:value-type="string">
            <text:p>Proto-Feather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05</text:p>
          </table:table-cell>
          <table:table-cell office:value-type="string">
            <text:p>Troodon</text:p>
          </table:table-cell>
          <table:table-cell office:value-type="string">
            <text:p>Troo Facts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1</text:p>
          </table:table-cell>
          <table:table-cell office:value-type="string">
            <text:p>Yangchua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30">30/03/2026</text:date>, <text:time>21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30T21:35:44.02</dc:date>
    <meta:editing-duration>PT19H19M6S</meta:editing-duration>
    <meta:editing-cycles>345</meta:editing-cycles>
    <meta:generator>OpenOffice/4.1.14$Win32 OpenOffice.org_project/4114m1$Build-9811</meta:generator>
    <dc:creator>Cecil La</dc:creator>
    <meta:document-statistic meta:table-count="2" meta:cell-count="7898" meta:object-count="0"/>
  </office:meta>
</office:document-meta>
</file>